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D0000036CC452A0E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FigureWithCaption"><draw:frame draw:style-name="fr1" draw:name="img1" text:anchor-type="paragraph" svg:width="15.222cm" svg:height="24.694cm" draw:z-index="0"><draw:image xlink:href="Pictures/100000000000024D0000036CC452A0EC.png" xlink:type="simple" xlink:show="embed" xlink:actuate="onLoad" draw:mime-type="image/png"/></draw:frame></text:p>
      <text:p text:style-name="FigureCaption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/>
    <dc:description/>
    <dc:subject/>
    <meta:keyword/>
    <meta:initial-creator/>
    <meta:creation-date>2026-02-17T09:08:55Z</meta:creation-date>
    <dc:date>2026-02-17T10:23:37.729063100</dc:date>
    <meta:editing-duration>PT10M14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